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7ea5" officeooo:paragraph-rsid="001b7ea5"/>
    </style:style>
    <style:style style:name="P2" style:family="paragraph" style:parent-style-name="Standard">
      <style:text-properties officeooo:rsid="001c5883" officeooo:paragraph-rsid="001c58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uters normally cannot generate really random numbers, but frequently are used to generate</text:p>
      <text:p text:style-name="P2">sequences of pseudo-random numbers. These are generated by some algorithm, but appear for all</text:p>
      <text:p text:style-name="P2">practical purposes to be really random. Random numbers are used in many applications, including</text:p>
      <text:p text:style-name="P2">simulation.</text:p>
      <text:p text:style-name="P2">A common pseudo-random number generation technique is called the linear congruential method.</text:p>
      <text:p text:style-name="P2">If the last pseudo-random number generated was L, then the next number is generated by evaluating</text:p>
      <text:p text:style-name="P2">(Z × L + I) mod M , where Z is a constant multiplier, I is a constant increment, and M is a constant</text:p>
      <text:p text:style-name="P2">modulus. For example, suppose Z is 7, I is 5, and M is 12. If the first random number (usually called</text:p>
      <text:p text:style-name="P2">the seed) is 4, then we can determine the next few pseudo-random numbers are follows:</text:p>
      <text:p text:style-name="P2">Last Random Number, L</text:p>
      <text:p text:style-name="P2">4</text:p>
      <text:p text:style-name="P2">9</text:p>
      <text:p text:style-name="P2">8</text:p>
      <text:p text:style-name="P2">1</text:p>
      <text:p text:style-name="P2">0</text:p>
      <text:p text:style-name="P2">5</text:p>
      <text:p text:style-name="P2">(Z × L + I)</text:p>
      <text:p text:style-name="P2">33</text:p>
      <text:p text:style-name="P2">68</text:p>
      <text:p text:style-name="P2">61</text:p>
      <text:p text:style-name="P2">12</text:p>
      <text:p text:style-name="P2">5</text:p>
      <text:p text:style-name="P2">40</text:p>
      <text:p text:style-name="P2">Next Random Number, (Z × L + I) mod M</text:p>
      <text:p text:style-name="P2">9</text:p>
      <text:p text:style-name="P2">8</text:p>
      <text:p text:style-name="P2">1</text:p>
      <text:p text:style-name="P2">0</text:p>
      <text:p text:style-name="P2">5</text:p>
      <text:p text:style-name="P2">4</text:p>
      <text:p text:style-name="P2">As you can see, the sequence of pseudo-random numbers generated by this technique repeats after</text:p>
      <text:p text:style-name="P2">six numbers. It should be clear that the longest sequence that can be generated using this technique is</text:p>
      <text:p text:style-name="P2">limited by the modulus, M .</text:p>
      <text:p text:style-name="P2">In this problem you will be given sets of values for Z, I, M , and the seed, L. Each of these will</text:p>
      <text:p text:style-name="P2">have no more than four digits. For each such set of values you are to determine the length of the cycle</text:p>
      <text:p text:style-name="P2">of pseudo-random numbers that will be generated. But be careful: the cycle might not begin with the</text:p>
      <text:p text:style-name="P2">seed!</text:p>
      <text:p text:style-name="P2">Input</text:p>
      <text:p text:style-name="P2">Each input line will contain four integer values, in order, for Z, I, M , and L. The last line will contain</text:p>
      <text:p text:style-name="P2">four zeroes, and marks the end of the input data. L will be less than M .</text:p>
      <text:p text:style-name="P2">Output</text:p>
      <text:p text:style-name="P2">For each input line, display the case number (they are sequentially numbered, starting with 1) and the</text:p>
      <text:p text:style-name="P2">length of the sequence of pseudo-random numbers before the sequence is repeated.</text:p>
      <text:p text:style-name="P2">Sample Input</text:p>
      <text:p text:style-name="P2">7 5 12 4</text:p>
      <text:p text:style-name="P2">5173 3849 3279 1511</text:p>
      <text:p text:style-name="P2"><text:soft-page-break/>9111 5309 6000 1234</text:p>
      <text:p text:style-name="P2">1079 2136 9999 1237</text:p>
      <text:p text:style-name="P2">0 0 0 0</text:p>
      <text:p text:style-name="P2">Sample Output</text:p>
      <text:p text:style-name="P2">Case</text:p>
      <text:p text:style-name="P2">Case</text:p>
      <text:p text:style-name="P2">Case</text:p>
      <text:p text:style-name="P2">Case</text:p>
      <text:p text:style-name="P2">1:</text:p>
      <text:p text:style-name="P2">2:</text:p>
      <text:p text:style-name="P2">3:</text:p>
      <text:p text:style-name="P2">4:</text:p>
      <text:p text:style-name="P2">6</text:p>
      <text:p text:style-name="P2">546</text:p>
      <text:p text:style-name="P2">500</text:p>
      <text:p text:style-name="P2">2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00:16.261182972</meta:creation-date>
    <dc:date>2017-04-07T16:21:12.848537734</dc:date>
    <meta:editing-duration>PT12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2" meta:word-count="374" meta:character-count="1893" meta:non-whitespace-character-count="1581"/>
  </office:meta>
</office:document-meta>
</file>